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7.4cm"/>
    </style:style>
    <style:style style:name="gr2" style:family="graphic" style:parent-style-name="standard">
      <style:graphic-properties draw:textarea-horizontal-align="justify" draw:textarea-vertical-align="middle" draw:auto-grow-height="false" fo:min-height="2.65cm" fo:min-width="5.4cm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5.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3.6cm"/>
    </style:style>
    <style:style style:name="gr7" style:family="graphic" style:parent-style-name="standard">
      <style:graphic-properties draw:textarea-horizontal-align="justify" draw:textarea-vertical-align="middle" draw:auto-grow-height="false" fo:min-height="3.35cm" fo:min-width="2.5cm"/>
    </style:style>
    <style:style style:name="gr8" style:family="graphic" style:parent-style-name="standard">
      <style:graphic-properties draw:textarea-horizontal-align="justify" draw:textarea-vertical-align="middle" draw:auto-grow-height="false" fo:min-height="2.85cm" fo:min-width="2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9cm" svg:height="1.9cm" svg:x="10.9cm" svg:y="2.1cm">
          <text:p text:style-name="P1">INDEX/HOM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9cm" svg:height="2.9cm" svg:x="1.4cm" svg:y="6.3cm">
          <text:p text:style-name="P1">SOBRE EL JUEGO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9cm" svg:height="2.9cm" svg:x="14.5cm" svg:y="6.5cm">
          <text:p text:style-name="P2"><text:span text:style-name="T1">LISTA</text:span></text:p>
          <text:p text:style-name="P2"><text:span text:style-name="T1">AUTO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6cm" svg:height="2.9cm" svg:x="18.9cm" svg:y="6.5cm">
          <text:p text:style-name="P1">BLACKLIS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4.85cm" svg:y1="4cm" svg:x2="16.45cm" svg:y2="6.5cm" draw:start-shape="id1" draw:start-glue-point="2" draw:end-shape="id2" svg:d="M14850 4000c0 1875 1600 625 1600 2500" svg:viewBox="0 0 1601 2501">
          <text:p/>
        </draw:connector>
        <draw:connector draw:style-name="gr5" draw:text-style-name="P3" draw:layer="layout" draw:type="curve" svg:x1="14.85cm" svg:y1="4cm" svg:x2="4.35cm" svg:y2="6.3cm" draw:start-shape="id1" draw:start-glue-point="2" draw:end-shape="id3" draw:end-glue-point="0" svg:d="M14850 4000c0 1725-10500 575-10500 2300" svg:viewBox="0 0 10501 2301">
          <text:p/>
        </draw:connector>
        <draw:connector draw:style-name="gr5" draw:text-style-name="P3" draw:layer="layout" draw:type="curve" svg:x1="14.85cm" svg:y1="4cm" svg:x2="21.7cm" svg:y2="6.5cm" draw:start-shape="id1" draw:start-glue-point="2" draw:end-shape="id4" draw:end-glue-point="0" svg:d="M14850 4000c0 1875 6850 625 6850 2500" svg:viewBox="0 0 6851 2501">
          <text:p/>
        </draw:connector>
        <draw:custom-shape draw:style-name="gr6" draw:text-style-name="P1" xml:id="id5" draw:id="id5" draw:layer="layout" svg:width="4.1cm" svg:height="2.8cm" svg:x="8.7cm" svg:y="6.6cm">
          <text:p text:style-name="P1">MODO DE </text:p>
          <text:p text:style-name="P1">JUEGO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4.85cm" svg:y1="4cm" svg:x2="10.75cm" svg:y2="6.6cm" draw:start-shape="id1" draw:start-glue-point="2" draw:end-shape="id5" draw:end-glue-point="0" svg:d="M14850 4000c0 1950-4100 650-4100 2600" svg:viewBox="0 0 4101 2601">
          <text:p/>
        </draw:connector>
        <draw:custom-shape draw:style-name="gr7" draw:text-style-name="P1" xml:id="id6" draw:id="id6" draw:layer="layout" svg:width="3cm" svg:height="3.6cm" svg:x="1.3cm" svg:y="10.9cm">
          <text:p text:style-name="P1">NIVEL</text:p>
          <text:p text:style-name="P1">DE </text:p>
          <text:p text:style-name="P1">PERSEC.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3cm" svg:height="3.6cm" svg:x="5.3cm" svg:y="10.9cm">
          <text:p text:style-name="P1">DESAFIO</text:p>
          <text:p text:style-name="P1">S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s" svg:x1="4.35cm" svg:y1="9.2cm" svg:x2="2.8cm" svg:y2="10.9cm" draw:start-shape="id3" draw:start-glue-point="2" draw:end-shape="id6" svg:d="M4350 9200v501l-1550 698v501" svg:viewBox="0 0 1551 1701">
          <text:p/>
        </draw:connector>
        <draw:connector draw:style-name="gr5" draw:text-style-name="P3" draw:layer="layout" draw:type="lines" svg:x1="4.35cm" svg:y1="9.2cm" svg:x2="6.8cm" svg:y2="10.9cm" draw:start-shape="id3" draw:start-glue-point="2" draw:end-shape="id7" draw:end-glue-point="0" svg:d="M4350 9200v501l2450 698v501" svg:viewBox="0 0 2451 1701">
          <text:p/>
        </draw:connector>
        <draw:custom-shape draw:style-name="gr8" draw:text-style-name="P1" xml:id="id8" draw:id="id8" draw:layer="layout" svg:width="3.3cm" svg:height="3.1cm" svg:x="25.1cm" svg:y="6.4cm">
          <text:p text:style-name="P1">BANDAS</text:p>
          <text:p text:style-name="P1">SONORAS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4.85cm" svg:y1="4cm" svg:x2="26.75cm" svg:y2="6.4cm" draw:start-shape="id1" draw:start-glue-point="2" draw:end-shape="id8" draw:end-glue-point="0" svg:d="M14850 4000c0 1800 11900 600 11900 2400" svg:viewBox="0 0 1190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1:17:12.128559603</meta:creation-date>
    <dc:date>2018-04-11T11:43:15.118244883</dc:date>
    <meta:editing-duration>PT5M22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